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fo:font-size="7pt" style:font-size-asian="7pt" style:font-size-complex="7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fo:break-before="auto" fo:break-after="auto" fo:padding="0in" fo:border="none"/>
    </style:style>
    <style:style style:name="P7" style:family="paragraph" style:parent-style-name="Standard">
      <style:paragraph-properties fo:break-before="auto" fo:break-after="auto" fo:padding="0in" fo:border="none"/>
    </style:style>
    <style:style style:name="P8" style:family="paragraph" style:parent-style-name="Standard">
      <style:paragraph-properties fo:break-before="auto" fo:break-after="auto" fo:padding="0in" fo:border="none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7pt" style:font-name-asian="Times New Roman1" style:font-size-asian="7pt" style:font-name-complex="Times New Roman1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Kuei-Feng “Chris” Tung</text:span></text:p>
      <text:p text:style-name="P3"><text:span text:style-name="T2"><text:s/>Section 4, Minsheng E Rd, Songshan District, Taipei City, 105, Taiwan</text:span></text:p>
      <text:p text:style-name="P5"><text:span text:style-name="T2"><text:s/>0963-798-118 | </text:span><text:a xlink:type="simple" xlink:href="mailto:omgitskuei@gmail.com" text:style-name="ListLabel_20_1" text:visited-style-name="ListLabel_20_1"><text:span text:style-name="T6">omgitskuei@gmail.com</text:span></text:a><text:span text:style-name="T2"> | </text:span><text:a xlink:type="simple" xlink:href="https://www.linkedin.com/in/kuei-feng-tung" text:style-name="ListLabel_20_1" text:visited-style-name="ListLabel_20_1"><text:span text:style-name="T6">https://www.linkedin.com/in/kuei-feng-tung</text:span></text:a><text:span text:style-name="T2"> | </text:span><text:a xlink:type="simple" xlink:href="https://github.com/omgitskuei" text:style-name="ListLabel_20_1" text:visited-style-name="ListLabel_20_1"><text:span text:style-name="T6">https://github.com/omgitskuei</text:span></text:a><text:span text:style-name="T2"> </text:span></text:p>
      <text:p text:style-name="P3"><text:span text:style-name="T2"><text:s/></text:span></text:p>
      <text:p text:style-name="P2"><text:span text:style-name="T3">EXPERIENCE</text:span></text:p>
      <text:p text:style-name="P2"><text:span text:style-name="T4">Product Owner, Full Stack React/Javascript Developer<text:tab/><text:tab/><text:tab/><text:tab/></text:span><text:span text:style-name="T2">Taiwan (Remote), Jan 2024</text:span></text:p>
      <text:p text:style-name="Standard"><text:span text:style-name="T4">RadSoftware</text:span></text:p>
      <text:p text:style-name="P7"><text:span text:style-name="T2">·</text:span><text:span text:style-name="T7"> <text:s text:c="8"/></text:span><text:span text:style-name="T2">Develop UI interfaces and interaction flow based on Figma designs</text:span></text:p>
      <text:p text:style-name="Standard"><text:span text:style-name="T2">·</text:span><text:span text:style-name="T7"> <text:s text:c="8"/></text:span><text:span text:style-name="T2">Maintain high-quality React, TS, NodeJS code base and write clear documentation</text:span></text:p>
      <text:p text:style-name="Standard"><text:span text:style-name="T2">·</text:span><text:span text:style-name="T7"> <text:s text:c="8"/></text:span><text:span text:style-name="T2">Act as primary point of contact for international contractors and providers</text:span></text:p>
      <text:p text:style-name="Standard"><text:span text:style-name="T2">·</text:span><text:span text:style-name="T7"> <text:s text:c="8"/></text:span><text:span text:style-name="T2">Responsible for integrating 3rd party providers' API</text:span></text:p>
      <text:p text:style-name="Standard"><text:span text:style-name="T2">·</text:span><text:span text:style-name="T7"> <text:s text:c="8"/></text:span><text:span text:style-name="T2">Collaborate across timezone, language, and cultural differences</text:span></text:p>
      <text:p text:style-name="Standard"><text:span text:style-name="T2">·</text:span><text:span text:style-name="T7"> <text:s text:c="8"/></text:span><text:span text:style-name="T2">Code review contributions by other developers ensuring code base quality</text:span></text:p>
      <text:p text:style-name="Standard"><text:span text:style-name="T2">·</text:span><text:span text:style-name="T7"> <text:s text:c="8"/></text:span><text:span text:style-name="T2">Identify potential security risks and performance bottlenecks and implement mitigations</text:span></text:p>
      <text:p text:style-name="P8"/>
      <text:p text:style-name="P2"><text:span text:style-name="T4">Full Stack Java/Spring Developer<text:tab/><text:tab/></text:span><text:span text:style-name="T5"><text:tab/></text:span><text:span text:style-name="T2"><text:tab/><text:tab/><text:tab/><text:tab/>Taiwan, Sep 2020 to Aug 2023</text:span></text:p>
      <text:p text:style-name="Standard"><text:span text:style-name="T4">Wistron ITS</text:span></text:p>
      <text:p text:style-name="P2"><text:span text:style-name="T2">·</text:span><text:span text:style-name="T7"> <text:s text:c="8"/></text:span><text:span text:style-name="T2">Develop outward/client-facing web pages with Spring framework for insurance systems</text:span></text:p>
      <text:p text:style-name="Standard"><text:span text:style-name="T2">·</text:span><text:span text:style-name="T7"> <text:s text:c="8"/></text:span><text:span text:style-name="T2">Develop RESTful API endpoints for headless backend system</text:span></text:p>
      <text:p text:style-name="Standard"><text:span text:style-name="T2">·</text:span><text:span text:style-name="T7"> <text:s text:c="8"/></text:span><text:span text:style-name="T2">Develop internal facing websites as part of insurance CRM systems (CRUD, forms, tables, search, filter, pdfs)</text:span></text:p>
      <text:p text:style-name="Standard"><text:span text:style-name="T2">·</text:span><text:span text:style-name="T7"> <text:s text:c="8"/></text:span><text:span text:style-name="T2">Complete Agile weekly goals and occasionally exceeded KPI</text:span></text:p>
      <text:p text:style-name="Standard"><text:span text:style-name="T2">·</text:span><text:span text:style-name="T7"> <text:s text:c="8"/></text:span><text:span text:style-name="T2">Communicate effectively with SA to clarify specifications and avoid blockers</text:span></text:p>
      <text:p text:style-name="Standard"><text:span text:style-name="T2">·</text:span><text:span text:style-name="T7"> <text:s text:c="8"/></text:span><text:span text:style-name="T2">Review coworkers' commits to maintain quality control</text:span></text:p>
      <text:p text:style-name="Standard"><text:span text:style-name="T2">·</text:span><text:span text:style-name="T7"> <text:s text:c="8"/></text:span><text:span text:style-name="T2">Wrote JUnit tests and Selenium automated test as part of Quality Assurance</text:span></text:p>
      <text:p text:style-name="P4"/>
      <text:p text:style-name="P2"><text:soft-page-break/><text:span text:style-name="T4">Full Stack Java/Spring Developer</text:span><text:span text:style-name="T2"><text:tab/><text:tab/><text:tab/><text:tab/><text:tab/><text:tab/><text:tab/>Taiwan, Sep 2020 to Aug 2023</text:span></text:p>
      <text:p text:style-name="Standard"><text:span text:style-name="T4">Pershing Technology Services Corporation</text:span></text:p>
      <text:p text:style-name="P2"><text:span text:style-name="T2">·</text:span><text:span text:style-name="T7"> <text:s text:c="8"/></text:span><text:span text:style-name="T2">Exceed expectations by resolving bugs in Test-Driven-Development style ahead of deadlines</text:span></text:p>
      <text:p text:style-name="Standard"><text:span text:style-name="T2">·</text:span><text:span text:style-name="T7"> <text:s text:c="8"/></text:span><text:span text:style-name="T2">Deliver RESTful Java server with Spring in short Agile cycles</text:span></text:p>
      <text:p text:style-name="Standard"><text:span text:style-name="T2">·</text:span><text:span text:style-name="T7"> <text:s text:c="8"/></text:span><text:span text:style-name="T2">Develop back-end using MVC pattern, Java, Spring, Gradle, T-SQL, JPA, Apache POI, Tomcat, Docker, VirtualBox</text:span></text:p>
      <text:p text:style-name="Standard"><text:span text:style-name="T2">·</text:span><text:span text:style-name="T7"> <text:s text:c="8"/></text:span><text:span text:style-name="T2">Develop front-end using HTML5, Javascript, jQuery, React.js, AJAX, JSP, Mustache, CSS</text:span></text:p>
      <text:p text:style-name="Standard"><text:span text:style-name="T2">·</text:span><text:span text:style-name="T7"> <text:s text:c="8"/></text:span><text:span text:style-name="T2">Replace legacy SWIFT system with RESTful Web API at Bank SinoPac 永豐銀行(永豐金融控股) </text:span></text:p>
      <text:p text:style-name="P1"/>
      <text:p text:style-name="Standard"><text:span text:style-name="T3">EDUCATION</text:span></text:p>
      <text:p text:style-name="Standard"><text:span text:style-name="T4">Graduate of Cross-Platform Java Engineer Bootcamp, class of Oct 2019</text:span><text:span text:style-name="T2"><text:tab/><text:tab/>Taiwan, Oct 2019 to Apr 2020</text:span></text:p>
      <text:p text:style-name="Standard"><text:span text:style-name="T4">Institute for Information Industry (資訊工業策進會)</text:span></text:p>
      <text:p text:style-name="Standard"><text:span text:style-name="T2">·</text:span><text:span text:style-name="T7"> <text:s text:c="8"/></text:span><text:span text:style-name="T2">Write server-side/backend Java to handle business logic and data fetching with Fetch API in Spring MVC project</text:span></text:p>
      <text:p text:style-name="Standard"><text:span text:style-name="T2">·</text:span><text:span text:style-name="T7"> <text:s text:c="8"/></text:span><text:span text:style-name="T2">Write client-side/frontend Java in JSTL to handle data fetching with JQuery AJAX</text:span></text:p>
      <text:p text:style-name="Standard"><text:span text:style-name="T2">·</text:span><text:span text:style-name="T7"> <text:s text:c="8"/></text:span><text:span text:style-name="T2">Write Java interfacing with MSSQL databases with Hibernate and JDBC</text:span></text:p>
      <text:p text:style-name="Standard"><text:span text:style-name="T2">·</text:span><text:span text:style-name="T7"> <text:s text:c="8"/></text:span><text:span text:style-name="T2">Manage external libraries with Maven in Spring projects</text:span></text:p>
      <text:p text:style-name="Standard"><text:span text:style-name="T2">·</text:span><text:span text:style-name="T7"> <text:s text:c="8"/></text:span><text:span text:style-name="T2">Manage project version control and collab code reviews with Github</text:span></text:p>
      <text:p text:style-name="P1"/>
      <text:p text:style-name="Standard"><text:span text:style-name="T4">Bachelor of Arts (BA), Major in International Affairs<text:tab/><text:tab/><text:tab/></text:span><text:span text:style-name="T2"><text:tab/><text:tab/>USA, Sep 2011 to Apr 2016</text:span></text:p>
      <text:p text:style-name="Standard"><text:span text:style-name="T4">Northeastern University</text:span></text:p>
      <text:p text:style-name="Standard"><text:span text:style-name="T2">·</text:span><text:span text:style-name="T7"> <text:s text:c="8"/></text:span><text:span text:style-name="T2">Minors: Political Science, History, East Asian Studies</text:span></text:p>
      <text:p text:style-name="Standard"><text:span text:style-name="T2">·</text:span><text:span text:style-name="T7"> <text:s text:c="8"/></text:span><text:span text:style-name="T2">Co-op internship at International Institute of New England (Boston) facilitating refugee resettlement by teaching adults</text:span></text:p>
      <text:p text:style-name="Standard"><text:span text:style-name="T2"><text:s text:c="6"/></text:span><text:span text:style-name="T7"><text:s text:c="2"/></text:span><text:span text:style-name="T2">English, cultural etiquette, and job development</text:span></text:p>
      <text:p text:style-name="Standard"><text:span text:style-name="T2">·</text:span><text:span text:style-name="T7"> <text:s text:c="8"/></text:span><text:span text:style-name="T2">Co-op internship at Land Mine Relief Fund in Cambodia curating museum displays, translating and recording audio </text:span></text:p>
      <text:p text:style-name="Standard"><text:span text:style-name="T2"><text:s text:c="7"/>tours, and teaching English</text:span></text:p>
      <text:p text:style-name="P1"/>
      <text:p text:style-name="P2"><text:span text:style-name="T3">SKILLS</text:span></text:p>
      <text:p text:style-name="P2"><text:soft-page-break/><text:span text:style-name="T2">TypeScript, React, JavaScript, Node.js, Java, SQL, Sequelize, Spring, Springboot, Next.js, Express.js, Python, Django, Ajax, RESTful API, HTML, CSS, Flask, Git, Hibernate, jQuery, Unit testing, English, Chine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471" meta:character-count="3414" meta:non-whitespace-character-count="2751"/>
    <meta:generator>LibreOfficeDev/6.0.5.2$Linux_X86_64 LibreOffice_project/</meta:generator>
  </office:meta>
</office:document-meta>
</file>